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8.9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2" style:family="table-cell" style:parent-style-name="Default" style:data-style-name="N3"/>
    <style:style style:name="ce3" style:family="table-cell" style:parent-style-name="Default" style:data-style-name="N33"/>
    <style:style style:name="ce4" style:family="table-cell" style:parent-style-name="Default" style:data-style-name="N10"/>
    <style:style style:name="ce7" style:family="table-cell" style:parent-style-name="Default" style:data-style-name="N33"/>
    <style:style style:name="ce8" style:family="table-cell" style:parent-style-name="Default" style:data-style-name="N3"/>
    <style:style style:name="ce9" style:family="table-cell" style:parent-style-name="Default" style:data-style-name="N10"/>
    <style:style style:name="ce1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row table:style-name="ro1">
          <table:table-cell office:value-type="string" calcext:value-type="string">
            <text:p>Ev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1;[.C:.C])-SUMIF([.A$2:.A2];1;[.C$2:.C2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1;[.C:.C])-SUMIF([.A$2:.A3];1;[.C$2:.C3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9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1;[.C:.C])-SUMIF([.A$2:.A4];1;[.C$2:.C4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1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1;[.C:.C])-SUMIF([.A$2:.A5];1;[.C$2:.C5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1;[.C:.C])-SUMIF([.A$2:.A6];1;[.C$2:.C6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1;[.C:.C])-SUMIF([.A$2:.A7];1;[.C$2:.C7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1;[.C:.C])-SUMIF([.A$2:.A8];1;[.C$2:.C8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IF([.A:.A];1;[.C:.C])-SUMIF([.A$2:.A9];1;[.C$2:.C9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/1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1;[.C:.C])-SUMIF([.A$2:.A10];1;[.C$2:.C1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1;[.C:.C])-SUMIF([.A$2:.A11];1;[.C$2:.C1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1;[.C:.C])-SUMIF([.A$2:.A12];1;[.C$2:.C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1;[.C:.C])-SUMIF([.A$2:.A13];1;[.C$2:.C1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/12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IF([.A:.A];1;[.C:.C])-SUMIF([.A$2:.A14];1;[.C$2:.C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2;[.C:.C])-SUMIF([.A$15:.A15];2;[.C$15:.C15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2;[.C:.C])-SUMIF([.A$15:.A16];2;[.C$15:.C16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IF([.A:.A];2;[.C:.C])-SUMIF([.A$15:.A17];2;[.C$15:.C17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/0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IF([.A:.A];2;[.C:.C])-SUMIF([.A$15:.A18];2;[.C$15:.C18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/0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2;[.C:.C])-SUMIF([.A$15:.A19];2;[.C$15:.C19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2;[.C:.C])-SUMIF([.A$15:.A20];2;[.C$15:.C2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2;[.C:.C])-SUMIF([.A$15:.A21];2;[.C$15:.C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0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2;[.C:.C])-SUMIF([.A$15:.A22];2;[.C$15:.C2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/0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2;[.C:.C])-SUMIF([.A$15:.A23];2;[.C$15:.C2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2;[.C:.C])-SUMIF([.A$15:.A24];2;[.C$15:.C2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2;[.C:.C])-SUMIF([.A$15:.A25];2;[.C$15:.C2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0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2;[.C:.C])-SUMIF([.A$15:.A26];2;[.C$15:.C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6/03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3;[.C:.C])-SUMIF([.A$27:.A27];3;[.C$27:.C27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03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3;[.C:.C])-SUMIF([.A$27:.A28];3;[.C$27:.C28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3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3;[.C:.C])-SUMIF([.A$27:.A29];3;[.C$27:.C29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/03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3;[.C:.C])-SUMIF([.A$27:.A30];3;[.C$27:.C30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/0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IF([.A:.A];3;[.C:.C])-SUMIF([.A$27:.A31];3;[.C$27:.C31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0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IF([.A:.A];3;[.C:.C])-SUMIF([.A$27:.A32];3;[.C$27:.C3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/0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3;[.C:.C])-SUMIF([.A$27:.A33];3;[.C$27:.C33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/0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3;[.C:.C])-SUMIF([.A$27:.A34];3;[.C$27:.C34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/0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IF([.A:.A];3;[.C:.C])-SUMIF([.A$27:.A35];3;[.C$27:.C35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05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3;[.C:.C])-SUMIF([.A$27:.A36];3;[.C$27:.C36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5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3;[.C:.C])-SUMIF([.A$27:.A37];3;[.C$27:.C3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5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3;[.C:.C])-SUMIF([.A$27:.A38];3;[.C$27:.C3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5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3;[.C:.C])-SUMIF([.A$27:.A39];3;[.C$27:.C3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/06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3;[.C:.C])-SUMIF([.A$27:.A40];3;[.C$27:.C4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IF([.A:.A];3;[.C:.C])-SUMIF([.A$27:.A41];3;[.C$27:.C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IF([.A:.A];3;[.C:.C])-SUMIF([.A$27:.A42];3;[.C$27:.C42])" office:value-type="float" office:value="0" calcext:value-type="float">
            <text:p>0</text:p>
          </table:table-cell>
          <table:table-cell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9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$semana.C42];[$semana.A2:$semana.A42];1)" office:value-type="float" office:value="37" calcext:value-type="float">
            <text:p>37</text:p>
          </table:table-cell>
          <table:table-cell table:formula="of:=SUMIFS([$semana.C2:$semana.C42];[$semana.A2:$semana.A42];1;[$semana.E2:$semana.E42];&quot;&lt;&gt;&quot;)" office:value-type="float" office:value="0" calcext:value-type="float">
            <text:p>0</text:p>
          </table:table-cell>
          <table:table-cell table:formula="of:=[.C2]/[.B2]" office:value-type="percentage" office:value="0" calcext:value-type="percentage">
            <text:p>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$semana.C42];[$semana.A2:$semana.A42];2)" office:value-type="float" office:value="30" calcext:value-type="float">
            <text:p>30</text:p>
          </table:table-cell>
          <table:table-cell table:formula="of:=SUMIFS([$semana.C2:$semana.C42];[$semana.A2:$semana.A42];2;[$semana.E2:$semana.E42];&quot;&lt;&gt;&quot;)" office:value-type="float" office:value="0" calcext:value-type="float">
            <text:p>0</text:p>
          </table:table-cell>
          <table:table-cell table:formula="of:=[.C3]/[.B3]" office:value-type="percentage" office:value="0" calcext:value-type="percentage">
            <text:p>0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$semana.C42];[$semana.A2:$semana.A42];3)" office:value-type="float" office:value="40" calcext:value-type="float">
            <text:p>40</text:p>
          </table:table-cell>
          <table:table-cell table:formula="of:=SUMIFS([$semana.C2:$semana.C42];[$semana.A2:$semana.A42];3;[$semana.E2:$semana.E42];&quot;&lt;&gt;&quot;)" office:value-type="float" office:value="0" calcext:value-type="float">
            <text:p>0</text:p>
          </table:table-cell>
          <table:table-cell table:formula="of:=[.C4]/[.B4]" office:value-type="percentage" office:value="0" calcext:value-type="percentage">
            <text:p>0 %</text:p>
          </table:table-cell>
        </table:table-row>
      </table:table>
      <table:table table:name="trimestre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rimestre</text:p>
          </table:table-cell>
          <table:table-cell office:value-type="string" calcext:value-type="string">
            <text:p>Unidad didáct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 %</number:text>
    </number:percentage-style>
    <number:number-style style:name="N11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3-09-04T10:18:50.218493197</dc:date>
    <meta:editing-duration>PT36M5S</meta:editing-duration>
    <meta:editing-cycles>15</meta:editing-cycles>
    <meta:generator>LibreOffice/7.5.5.2$Linux_X86_64 LibreOffice_project/bf0ddd27f701ac1d9e0942bffe145c51e201aa5c</meta:generator>
    <meta:document-statistic meta:table-count="3" meta:cell-count="190" meta:object-count="0"/>
  </office:meta>
</office:document-meta>
</file>